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 fo:font-size="11pt" officeooo:rsid="001d6af0" officeooo:paragraph-rsid="001d6af0" style:font-size-asian="11pt" style:font-size-complex="11pt"/>
    </style:style>
    <style:style style:name="P2" style:family="paragraph" style:parent-style-name="Standard">
      <style:paragraph-properties fo:text-align="start" style:justify-single-word="false"/>
      <style:text-properties style:font-name="Linux Libertine O" fo:font-size="11pt" officeooo:rsid="001d6af0" officeooo:paragraph-rsid="001d6af0" style:font-size-asian="11pt" style:font-size-complex="11pt"/>
    </style:style>
    <style:style style:name="P3" style:family="paragraph" style:parent-style-name="Standard">
      <style:paragraph-properties fo:text-align="start" style:justify-single-word="false"/>
      <style:text-properties style:font-name="Linux Libertine O" fo:font-size="11pt" officeooo:rsid="002369e9" officeooo:paragraph-rsid="002369e9" style:font-size-asian="11pt" style:font-size-complex="11pt"/>
    </style:style>
    <style:style style:name="P4" style:family="paragraph" style:parent-style-name="Standard">
      <style:paragraph-properties fo:text-align="start" style:justify-single-word="false"/>
      <style:text-properties style:font-name="Linux Libertine O" fo:font-size="11pt" officeooo:rsid="002369e9" officeooo:paragraph-rsid="0025351b" style:font-size-asian="11pt" style:font-size-complex="11pt"/>
    </style:style>
    <style:style style:name="P5" style:family="paragraph" style:parent-style-name="Standard">
      <style:paragraph-properties fo:text-align="start" style:justify-single-word="false"/>
      <style:text-properties style:font-name="Linux Libertine O" fo:font-size="11pt" officeooo:rsid="002369e9" officeooo:paragraph-rsid="0026b0a2" style:font-size-asian="11pt" style:font-size-complex="11pt"/>
    </style:style>
    <style:style style:name="P6" style:family="paragraph" style:parent-style-name="Standard">
      <style:paragraph-properties fo:text-align="start" style:justify-single-word="false"/>
      <style:text-properties style:font-name="Linux Libertine O" fo:font-size="11pt" officeooo:rsid="002926c4" officeooo:paragraph-rsid="002926c4" style:font-size-asian="11pt" style:font-size-complex="11pt"/>
    </style:style>
    <style:style style:name="P7" style:family="paragraph" style:parent-style-name="Standard">
      <style:paragraph-properties fo:text-align="start" style:justify-single-word="false"/>
      <style:text-properties style:font-name="Linux Libertine O" fo:font-size="11pt" officeooo:rsid="00236d27" officeooo:paragraph-rsid="002a144f" style:font-size-asian="11pt" style:font-size-complex="11pt"/>
    </style:style>
    <style:style style:name="P8" style:family="paragraph" style:parent-style-name="Standard">
      <style:paragraph-properties fo:text-align="start" style:justify-single-word="false"/>
      <style:text-properties style:font-name="Linux Libertine O" fo:font-size="11pt" officeooo:rsid="002f5ba1" officeooo:paragraph-rsid="002f5ba1" style:font-size-asian="11pt" style:font-size-complex="11pt"/>
    </style:style>
    <style:style style:name="P9" style:family="paragraph" style:parent-style-name="Standard">
      <style:paragraph-properties fo:text-align="start" style:justify-single-word="false"/>
      <style:text-properties style:font-name="Linux Libertine O" fo:font-size="11pt" officeooo:rsid="0031374c" officeooo:paragraph-rsid="0031374c" style:font-size-asian="11pt" style:font-size-complex="11pt"/>
    </style:style>
    <style:style style:name="P10" style:family="paragraph" style:parent-style-name="Standard">
      <style:paragraph-properties fo:text-align="start" style:justify-single-word="false"/>
      <style:text-properties style:font-name="Linux Libertine O" fo:font-size="11pt" style:text-underline-style="solid" style:text-underline-width="auto" style:text-underline-color="font-color" fo:font-weight="bold" officeooo:rsid="001d6af0" officeooo:paragraph-rsid="001d6af0"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Linux Libertine O" fo:font-size="11pt" style:text-underline-style="solid" style:text-underline-width="auto" style:text-underline-color="font-color" fo:font-weight="bold" officeooo:rsid="001d6af0" officeooo:paragraph-rsid="002a144f" style:font-size-asian="11pt" style:font-weight-asian="bold" style:font-size-complex="11pt" style:font-weight-complex="bold"/>
    </style:style>
    <style:style style:name="P12" style:family="paragraph" style:parent-style-name="Standard">
      <style:paragraph-properties fo:text-align="center" style:justify-single-word="false"/>
      <style:text-properties style:font-name="Linux Libertine O" fo:font-size="14pt" fo:font-style="italic" officeooo:rsid="001d6af0" officeooo:paragraph-rsid="001d6af0" style:font-size-asian="14pt" style:font-style-asian="italic" style:font-size-complex="14pt" style:font-style-complex="italic"/>
    </style:style>
    <style:style style:name="P13" style:family="paragraph" style:parent-style-name="Standard">
      <style:paragraph-properties fo:text-align="center" style:justify-single-word="false"/>
      <style:text-properties fo:color="#800000" style:font-name="Linux Libertine O" fo:font-size="18pt" style:text-underline-style="solid" style:text-underline-width="auto" style:text-underline-color="font-color" fo:font-weight="bold" officeooo:rsid="001d6af0" officeooo:paragraph-rsid="001d6af0" style:font-size-asian="18pt" style:font-weight-asian="bold" style:font-size-complex="18pt" style:font-weight-complex="bold"/>
    </style:style>
    <style:style style:name="P14" style:family="paragraph" style:parent-style-name="Standard">
      <style:paragraph-properties fo:text-align="start" style:justify-single-word="false"/>
      <style:text-properties officeooo:paragraph-rsid="001d6af0"/>
    </style:style>
    <style:style style:name="P15" style:family="paragraph" style:parent-style-name="Standard" style:list-style-name="L1">
      <style:paragraph-properties fo:text-align="start" style:justify-single-word="false"/>
      <style:text-properties style:font-name="Linux Libertine O" fo:font-size="11pt" officeooo:rsid="001d6af0" officeooo:paragraph-rsid="001d6af0" style:font-size-asian="11pt" style:font-size-complex="11pt"/>
    </style:style>
    <style:style style:name="P16" style:family="paragraph" style:parent-style-name="Standard" style:list-style-name="L1">
      <style:paragraph-properties fo:text-align="start" style:justify-single-word="false"/>
      <style:text-properties style:font-name="Linux Libertine O" fo:font-size="11pt" officeooo:rsid="001d6af0" officeooo:paragraph-rsid="001fd75b" style:font-size-asian="11pt" style:font-size-complex="11pt"/>
    </style:style>
    <style:style style:name="P17" style:family="paragraph" style:parent-style-name="Standard" style:list-style-name="L2">
      <style:paragraph-properties fo:text-align="start" style:justify-single-word="false"/>
      <style:text-properties style:font-name="Linux Libertine O" fo:font-size="11pt" officeooo:rsid="001d6af0" officeooo:paragraph-rsid="001d6af0" style:font-size-asian="11pt" style:font-size-complex="11pt"/>
    </style:style>
    <style:style style:name="P18" style:family="paragraph" style:parent-style-name="Standard" style:list-style-name="L1">
      <style:paragraph-properties fo:text-align="start" style:justify-single-word="false"/>
      <style:text-properties style:font-name="Linux Libertine O" fo:font-size="11pt" officeooo:rsid="001f4093" officeooo:paragraph-rsid="001f4093" style:font-size-asian="11pt" style:font-size-complex="11pt"/>
    </style:style>
    <style:style style:name="P19" style:family="paragraph" style:parent-style-name="Standard">
      <style:paragraph-properties fo:text-align="start" style:justify-single-word="false"/>
      <style:text-properties style:font-name="Linux Libertine O" fo:font-size="11pt" officeooo:rsid="0034e767" officeooo:paragraph-rsid="0034e767" style:font-size-asian="11pt" style:font-size-complex="11pt"/>
    </style:style>
    <style:style style:name="P20" style:family="paragraph" style:parent-style-name="Standard">
      <style:paragraph-properties fo:text-align="start" style:justify-single-word="false"/>
      <style:text-properties style:font-name="Linux Libertine O" fo:font-size="11pt" officeooo:rsid="0037b12a" officeooo:paragraph-rsid="0037b12a" style:font-size-asian="11pt" style:font-size-complex="11pt"/>
    </style:style>
    <style:style style:name="P21" style:family="paragraph" style:parent-style-name="Standard">
      <style:paragraph-properties fo:text-align="start" style:justify-single-word="false"/>
      <style:text-properties style:font-name="Linux Libertine O" fo:font-size="11pt" officeooo:rsid="0038e359" officeooo:paragraph-rsid="0038e359" style:font-size-asian="11pt" style:font-size-complex="11pt"/>
    </style:style>
    <style:style style:name="P22" style:family="paragraph" style:parent-style-name="Standard">
      <style:paragraph-properties fo:text-align="start" style:justify-single-word="false"/>
      <style:text-properties style:font-name="Linux Libertine O" fo:font-size="11pt" officeooo:rsid="0039099b" officeooo:paragraph-rsid="0039099b" style:font-size-asian="11pt" style:font-size-complex="11pt"/>
    </style:style>
    <style:style style:name="P23" style:family="paragraph" style:parent-style-name="Standard" style:list-style-name="L1">
      <style:paragraph-properties fo:text-align="start" style:justify-single-word="false"/>
      <style:text-properties officeooo:rsid="001fd75b" officeooo:paragraph-rsid="001fd75b"/>
    </style:style>
    <style:style style:name="T1" style:family="text">
      <style:text-properties officeooo:rsid="001f4093"/>
    </style:style>
    <style:style style:name="T2" style:family="text">
      <style:text-properties officeooo:rsid="002926c4"/>
    </style:style>
    <style:style style:name="T3" style:family="text">
      <style:text-properties officeooo:rsid="002a144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officeooo:rsid="001d6af0" style:font-weight-asian="bold" style:font-weight-complex="bold"/>
    </style:style>
    <style:style style:name="T6" style:family="text">
      <style:text-properties officeooo:rsid="002d664c"/>
    </style:style>
    <style:style style:name="T7" style:family="text">
      <style:text-properties officeooo:rsid="00303722"/>
    </style:style>
    <style:style style:name="T8" style:family="text">
      <style:text-properties style:text-underline-style="none" officeooo:rsid="00303722"/>
    </style:style>
    <style:style style:name="T9" style:family="text">
      <style:text-properties officeooo:rsid="0037b12a"/>
    </style:style>
    <style:style style:name="T10" style:family="text">
      <style:text-properties officeooo:rsid="0038e3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bel Et La Bete</text:p>
      <text:p text:style-name="P12">Axel FAUGAS – VERGE Romain – CAQUELIN Brieux</text:p>
      <text:p text:style-name="P1">Recherche documentaire, projet, information</text:p>
      <text:p text:style-name="P1"/>
      <text:p text:style-name="P2">Projet : Jeu d’aventure a travers les differents labels PEGI, progression linéaire, 2D</text:p>
      <text:p text:style-name="P2"/>
      <text:p text:style-name="P2"/>
      <text:p text:style-name="P2">Pegi : deux types : age – contenu</text:p>
      <text:p text:style-name="P2"/>
      <text:p text:style-name="P10">Age :</text:p>
      <text:list xml:id="list2889192565" text:style-name="L1">
        <text:list-item>
          <text:p text:style-name="P15">3 : Tout public (Violence modérée appropriée pour les jeunes enfants, aucun mauvais langage toléré (Exemple : Mario, Fifa, Adibou)</text:p>
        </text:list-item>
      </text:list>
      <text:p text:style-name="P2"><text:tab/>Objectif : Educatif, <text:span text:style-name="T1">Distraction, Simulation</text:span></text:p>
      <text:p text:style-name="P2"/>
      <text:list xml:id="list164345441339713" text:continue-numbering="true" text:style-name="L1">
        <text:list-item>
          <text:p text:style-name="P15">7 : Déconseillé aux moins de 7 ans (violence modérée appropriée pour les jeunes enfants et quelques contenus qui peuvent être effrayants dès le jeune âge <text:span text:style-name="T1">(Exemple : Sonic, Sims, Licence Lego)</text:span></text:p>
          <text:p text:style-name="P18">Objectif : Jeu Narratif, Ouverture imaginatif</text:p>
          <text:p text:style-name="P18"/>
        </text:list-item>
        <text:list-item>
          <text:p text:style-name="P15">12 : Déconseillé aux moins de 12 ans (violence, un mauvais langage modéré, des jeux de hasard et quelques références à caractère érotique (Exemple : Dragonball Xenoverse, Need For Speed, The Last Guardien)</text:p>
          <text:p text:style-name="P16">Objectif : Jeux de santé, Defouloir, Comportement dangereux mais recul</text:p>
          <text:p text:style-name="P23"/>
        </text:list-item>
        <text:list-item>
          <text:p text:style-name="P16">16 : Déconseillé aux moins de 16 ans (violence explicite, un mauvais langage, des références ou contenus à caractères sexuels, des jeux de hasard ou l'utilisation de drogues. (Exemple : Destiny, Call Of Duty, Diablo III)</text:p>
          <text:p text:style-name="P16">Objectif : Implication du joueur, Aspect Social, Entrainement - Simulation </text:p>
        </text:list-item>
      </text:list>
      <text:p text:style-name="P14"/>
      <text:list xml:id="list164345184319313" text:continue-numbering="true" text:style-name="L1">
        <text:list-item>
          <text:p text:style-name="P15">18 : Déconseillé aux moins de 18 ans (violence graphique, incluant « violence envers des personnes sans défense », langage vulgaire, contenu à caractère fortement sexuel, jeux de hasard, utilisation de drogues ou discrimination (Exemple : GTA, Assassin’s Creed, South Park)</text:p>
          <text:p text:style-name="P16">Objectif : Message politique, Jeux engagés, Fiction pure</text:p>
        </text:list-item>
      </text:list>
      <text:p text:style-name="P2"/>
      <text:p text:style-name="P2"/>
      <text:p text:style-name="P10">Contenu : </text:p>
      <text:list xml:id="list2108849028" text:style-name="L2">
        <text:list-item>
          <text:p text:style-name="P17">Violence</text:p>
        </text:list-item>
        <text:list-item>
          <text:p text:style-name="P17">Grossièretés de langage</text:p>
        </text:list-item>
        <text:list-item>
          <text:p text:style-name="P17">Peur</text:p>
        </text:list-item>
        <text:list-item>
          <text:p text:style-name="P17">Sexe</text:p>
        </text:list-item>
        <text:list-item>
          <text:p text:style-name="P17">Drogues</text:p>
        </text:list-item>
        <text:list-item>
          <text:p text:style-name="P17">Jeux de hasard</text:p>
        </text:list-item>
        <text:list-item>
          <text:p text:style-name="P17">Discrimination</text:p>
        </text:list-item>
        <text:list-item>
          <text:p text:style-name="P17">Online</text:p>
        </text:list-item>
      </text:list>
      <text:p text:style-name="P2"/>
      <text:p text:style-name="P3"/>
      <text:p text:style-name="P3"/>
      <text:p text:style-name="P7"><text:span text:style-name="T5">STORY :</text:span> </text:p>
      <text:p text:style-name="P8">C’est l’histoire de Pegguy et son aventure au fil de sa vie. Nous allons la suivre a travers différentes tranche d’age et son évolution physique et morale. </text:p>
      <text:p text:style-name="P4">Linéarité / Passage de monde : Ellipse temporelle (narration auditive)</text:p>
      <text:p text:style-name="P4"/>
      <text:p text:style-name="P6"><text:span text:style-name="T4">Niveau 1 :</text:span> Pegguy reviens à l’age de 3 ans, elle doit aller voir ca mère pour pouvoir sortir jouer dans le parc avec elle, elle devra passer plusieurs epreuve dans le monde pour apprendre a interagir avec son environnement, lors de la phase du boss les epreuves seront remis en place par sa mere. </text:p>
      <text:p text:style-name="P6"><text:soft-page-break/><text:span text:style-name="T4">Niveau 2 : </text:span><text:span text:style-name="T8">Après</text:span> une <text:span text:style-name="T7">ellipse</text:span> de 4 ans, Pegguy a 7 ans, son petit <text:span text:style-name="T7">frère</text:span> est né et elle s’est lié d’amitié avec son ami imaginaire <text:span text:style-name="T6">Sin</text:span> <text:span text:style-name="T3">qui va l’aider tout au long de son aventure. Malheureusement son ami se retrouve enfermé par des fantômes </text:span></text:p>
      <text:p text:style-name="P6"/>
      <text:p text:style-name="P6"/>
      <text:p text:style-name="P11">Contenus des niveaux</text:p>
      <text:p text:style-name="P11"/>
      <text:p text:style-name="P3">PEGGUY 3 :</text:p>
      <text:p text:style-name="P5">Niveau tuto  déplacement, saut, interaction objet(pousser / tirer / détruire), <text:span text:style-name="T2">interaction avec les dialogues</text:span></text:p>
      <text:p text:style-name="P5"><text:s/></text:p>
      <text:p text:style-name="P6">PEGGUY 7 : plateforme, aquisition des interaction et renforcement.</text:p>
      <text:p text:style-name="P6">Bébé (critère d’echec), introduction de l’ami imaginaire → Fantome (critère d’echec) </text:p>
      <text:p text:style-name="P9">Différents fantome = différentes mécanique de gameplay :</text:p>
      <text:p text:style-name="P9">Bleu = normale</text:p>
      <text:p text:style-name="P9">Rouge = tire</text:p>
      <text:p text:style-name="P9">Violet = Loot</text:p>
      <text:p text:style-name="P9">Orange = Invinsible / Invisible à certain moment.</text:p>
      <text:p text:style-name="P9"/>
      <text:p text:style-name="P9">Le boss va reprendre ces mécaniques pour varier la difficulté,</text:p>
      <text:p text:style-name="P9">boss en 3 phases, il faut le taper dans le dos pour le faire changer de phase, 1 → normale il faut lui passer derrière, 2 → plus de sol il faut passer par des plateformes qui bougent, 3→ il devient invinsible au tir il faut donc lui faire tomber une caisse dessus, si on loupe la caisse elle se casse et il faut attendre quelque secondes pour lui faire tomber une nouvelle caisse dessus.</text:p>
      <text:p text:style-name="P9"/>
      <text:p text:style-name="P19">PEGGUY 12 :<text:span text:style-name="T9">Monnaie se transforme en pièce d’or → <text:s/>introduction du shop</text:span></text:p>
      <text:p text:style-name="P20">Mauvais langage modéré → « Dégage de la, crève »</text:p>
      <text:p text:style-name="P20">Comportement dangereux mais avec du recul.</text:p>
      <text:p text:style-name="P20">Violence modéré → mise ko </text:p>
      <text:p text:style-name="P20">D’ou une arme non létale : Bokken (sabre en bois japonais) <text:span text:style-name="T10">Arme non létale = reveil des ennemis au bout de quelques secondes</text:span></text:p>
      <text:p text:style-name="P20">Ami Imaginaire commence a faire dévié le personnage</text:p>
      <text:p text:style-name="P20">Mise en place d’une relation avec Sin </text:p>
      <text:p text:style-name="P20"/>
      <text:p text:style-name="P20">Le but est de faire moins de plateforme pour mettre en place plus de puzzle <text:span text:style-name="T10">et de l’exploration.</text:span></text:p>
      <text:p text:style-name="P21">Mettre en place du challenge dans les niveau → vagues d’ennemis infini avec une condition d’arrêt particulière !</text:p>
      <text:p text:style-name="P21"/>
      <text:p text:style-name="P21">Implementation d’un niveau double dualité sin/Pegguy avec ennemis en haut et des ennemis en bas donc il va falloir gerer les deux cote d’un coup.</text:p>
      <text:p text:style-name="P21">Sin n’aurait pas de probleme pour tuer ou pour etre plus violent car c’est le principe du perso</text:p>
      <text:p text:style-name="P21"/>
      <text:p text:style-name="P21"/>
      <text:p text:style-name="P22">BOSS:Etape 1 : phase de puzzle pour acceder a la salle du boss</text:p>
      <text:p text:style-name="P22">Etape 2 : garder la dualite avec deux vague d’ennemis en bas et le boss qui peut taper en haut et en bas</text:p>
      <text:p text:style-name="P22">Etape 3 : Taper un coup chacun dans le boss lié apres la fusion du boss taper en meme temps dans le do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4:12:49.037892121</meta:creation-date>
    <dc:date>2017-11-18T16:43:20.332548248</dc:date>
    <meta:editing-duration>PT1H11M25S</meta:editing-duration>
    <meta:editing-cycles>8</meta:editing-cycles>
    <meta:generator>LibreOffice/5.4.1.2$Linux_X86_64 LibreOffice_project/40m0$Build-2</meta:generator>
    <meta:document-statistic meta:table-count="0" meta:image-count="0" meta:object-count="0" meta:page-count="2" meta:paragraph-count="59" meta:word-count="769" meta:character-count="4416" meta:non-whitespace-character-count="3706"/>
  </office:meta>
</office:document-meta>
</file>